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462E0000297341D1596A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Symbol" svg:font-family="Symbol"/>
    <style:font-face style:name="Tahoma1" svg:font-family="Tahoma"/>
    <style:font-face style:name="Times New Roman1" svg:font-family="'Times New Roman'" style:font-family-generic="roman"/>
    <style:font-face style:name="TimesNewRoman" svg:font-family="TimesNewRoman" style:font-family-generic="roman"/>
    <style:font-face style:name="TimesNewRoman,Bold" svg:font-family="'TimesNewRoman,Bold'" style:font-family-generic="roman"/>
    <style:font-face style:name="TimesNewRoman,BoldItalic" svg:font-family="'TimesNewRoman,BoldItalic'" style:font-family-generic="roman"/>
    <style:font-face style:name="TimesNewRoman,Italic" svg:font-family="'TimesNewRoman,Italic'" style:font-family-generic="roman"/>
    <style:font-face style:name="TimesNewRomanPS-BoldItalicMT" svg:font-family="TimesNewRomanPS-BoldItalicMT" style:font-family-generic="roman"/>
    <style:font-face style:name="Arial1" svg:font-family="Arial" style:font-family-generic="swiss"/>
    <style:font-face style:name="Arial,Bold" svg:font-family="'Arial,Bold'" style:font-family-generic="swiss"/>
    <style:font-face style:name="Arial,BoldItalic" svg:font-family="'Arial,BoldItalic'" style:font-family-generic="swiss"/>
    <style:font-face style:name="Arial,Italic" svg:font-family="'Arial,Italic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,Bold" fo:font-size="16pt" fo:font-weight="bold" style:font-name-asian="Arial,Bold" style:font-size-asian="16pt" style:font-weight-asian="bold" style:font-name-complex="Arial,Bold" style:font-size-complex="16pt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Arial,Bold" fo:font-size="16pt" fo:font-weight="bold" style:font-name-asian="Arial,Bold" style:font-size-asian="16pt" style:font-weight-asian="bold" style:font-name-complex="Arial,Bold" style:font-size-complex="16pt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Arial,Bold" fo:font-size="16pt" fo:font-style="italic" fo:font-weight="bold" style:font-name-asian="Arial,Bold" style:font-size-asian="16pt" style:font-style-asian="italic" style:font-weight-asian="bold" style:font-name-complex="Arial,Bold" style:font-size-complex="16pt" style:font-style-complex="italic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Arial,Bold" fo:font-size="16pt" fo:font-style="italic" fo:font-weight="bold" style:font-name-asian="Arial,Bold" style:font-size-asian="16pt" style:font-style-asian="italic" style:font-weight-asian="bold" style:font-name-complex="Arial,Bold" style:font-size-complex="16pt" style:font-style-complex="italic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Arial,Bold" fo:font-size="10pt" fo:font-weight="bold" style:font-name-asian="Arial,Bold" style:font-size-asian="10pt" style:font-weight-asian="bold" style:font-name-complex="Arial,Bold" style:font-size-complex="10pt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Arial,Bold" fo:font-size="10pt" fo:font-weight="bold" style:font-name-asian="Arial,Bold" style:font-size-asian="10pt" style:font-weight-asian="bold" style:font-name-complex="Arial,Bold" style:font-size-complex="10pt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Arial,Bold" fo:font-size="10pt" fo:font-weight="bold" style:font-name-asian="Arial,Bold" style:font-size-asian="10pt" style:font-weight-asian="bold" style:font-name-complex="Arial,Bold" style:font-size-complex="10pt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Arial,Bold" fo:font-size="14pt" fo:font-style="italic" fo:font-weight="bold" style:font-name-asian="Arial,Bold" style:font-size-asian="14pt" style:font-style-asian="italic" style:font-weight-asian="bold" style:font-name-complex="Arial,Bold" style:font-size-complex="14pt" style:font-style-complex="italic" style:font-weight-complex="bold"/>
    </style:style>
    <style:style style:name="P9" style:family="paragraph" style:parent-style-name="Standard">
      <style:paragraph-properties style:text-autospace="none"/>
      <style:text-properties style:font-name="Arial1" fo:font-size="10pt" style:font-name-asian="Arial1" style:font-size-asian="10pt" style:font-name-complex="Arial1" style:font-size-complex="10pt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Arial1" fo:font-size="10pt" fo:font-style="italic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Arial1" fo:font-size="10pt" fo:font-style="italic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Arial1" fo:font-size="10pt" fo:font-style="italic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Arial1" fo:font-size="10pt" fo:font-style="italic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style:font-name="Arial1" fo:font-size="10pt" fo:font-style="italic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P16" style:family="paragraph" style:parent-style-name="Standard" style:list-style-name="L1">
      <style:paragraph-properties fo:text-align="start" style:justify-single-word="false" style:text-autospace="none"/>
      <style:text-properties style:font-name="Arial1" fo:font-size="10pt" fo:font-style="italic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P17" style:family="paragraph" style:parent-style-name="Standard">
      <style:paragraph-properties fo:text-align="start" style:justify-single-word="false" style:text-autospace="none"/>
      <style:text-properties style:font-name="Arial1" fo:font-size="10pt" fo:font-style="italic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P18" style:family="paragraph" style:parent-style-name="Standard">
      <style:paragraph-properties fo:text-align="start" style:justify-single-word="false" style:text-autospace="none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19" style:family="paragraph" style:parent-style-name="Standard">
      <style:paragraph-properties fo:text-align="start" style:justify-single-word="false" style:text-autospace="none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20" style:family="paragraph" style:parent-style-name="Standard">
      <style:paragraph-properties style:text-autospace="none"/>
      <style:text-properties style:font-name="Arial1" fo:font-size="12pt" style:font-name-asian="Arial1" style:font-size-asian="12pt" style:font-name-complex="Arial1" style:font-size-complex="12pt"/>
    </style:style>
    <style:style style:name="P21" style:family="paragraph" style:parent-style-name="Standard">
      <style:paragraph-properties fo:text-align="start" style:justify-single-word="false" style:text-autospace="none"/>
      <style:text-properties style:font-name="Arial,BoldItalic" fo:font-size="10pt" fo:font-style="italic" fo:font-weight="bold" style:font-name-asian="Arial,BoldItalic" style:font-size-asian="10pt" style:font-style-asian="italic" style:font-weight-asian="bold" style:font-name-complex="Arial,BoldItalic" style:font-size-complex="10pt" style:font-style-complex="italic" style:font-weight-complex="bold"/>
    </style:style>
    <style:style style:name="P22" style:family="paragraph" style:parent-style-name="Standard">
      <style:paragraph-properties fo:text-align="start" style:justify-single-word="false" style:text-autospace="none"/>
      <style:text-properties style:font-name="Arial,BoldItalic" fo:font-size="10pt" fo:font-style="italic" fo:font-weight="bold" style:font-name-asian="Arial,BoldItalic" style:font-size-asian="10pt" style:font-style-asian="italic" style:font-weight-asian="bold" style:font-name-complex="Arial,BoldItalic" style:font-size-complex="10pt" style:font-style-complex="italic" style:font-weight-complex="bold"/>
    </style:style>
    <style:style style:name="P23" style:family="paragraph" style:parent-style-name="Standard">
      <style:paragraph-properties fo:text-align="start" style:justify-single-word="false" style:text-autospace="none"/>
      <style:text-properties style:font-name="Arial,BoldItalic" fo:font-size="10pt" fo:font-style="italic" fo:font-weight="bold" style:font-name-asian="Arial,BoldItalic" style:font-size-asian="10pt" style:font-style-asian="italic" style:font-weight-asian="bold" style:font-name-complex="Arial,BoldItalic" style:font-size-complex="10pt" style:font-style-complex="italic" style:font-weight-complex="bold"/>
    </style:style>
    <style:style style:name="P24" style:family="paragraph" style:parent-style-name="Standard" style:list-style-name="L2"/>
    <style:style style:name="P25" style:family="paragraph" style:parent-style-name="Standard">
      <style:paragraph-properties fo:text-align="start" style:justify-single-word="false" style:text-autospace="none"/>
      <style:text-properties style:font-name="TimesNewRoman" fo:font-size="10pt" style:font-name-asian="TimesNewRoman" style:font-size-asian="10pt" style:font-name-complex="TimesNewRoman" style:font-size-complex="10pt"/>
    </style:style>
    <style:style style:name="P26" style:family="paragraph" style:parent-style-name="Standard">
      <style:paragraph-properties fo:text-align="start" style:justify-single-word="false" style:text-autospace="none"/>
      <style:text-properties style:font-name="TimesNewRoman" fo:font-size="10pt" style:font-name-asian="TimesNewRoman" style:font-size-asian="10pt" style:font-name-complex="TimesNewRoman" style:font-size-complex="10pt"/>
    </style:style>
    <style:style style:name="P27" style:family="paragraph" style:parent-style-name="Standard">
      <style:paragraph-properties fo:text-align="start" style:justify-single-word="false" style:text-autospace="none"/>
      <style:text-properties style:font-name="TimesNewRoman" fo:font-size="11.5pt" style:font-name-asian="TimesNewRoman" style:font-size-asian="11.5pt" style:font-name-complex="TimesNewRoman" style:font-size-complex="11.5pt"/>
    </style:style>
    <style:style style:name="P28" style:family="paragraph" style:parent-style-name="Standard">
      <style:paragraph-properties fo:text-align="start" style:justify-single-word="false" style:text-autospace="none"/>
      <style:text-properties style:font-name="TimesNewRoman" fo:font-size="11.5pt" style:font-name-asian="TimesNewRoman" style:font-size-asian="11.5pt" style:font-name-complex="TimesNewRoman" style:font-size-complex="11.5pt"/>
    </style:style>
    <style:style style:name="P29" style:family="paragraph" style:parent-style-name="Standard">
      <style:paragraph-properties style:text-autospace="none"/>
      <style:text-properties style:font-name="TimesNewRoman" fo:font-size="11.5pt" style:font-name-asian="TimesNewRoman" style:font-size-asian="11.5pt" style:font-name-complex="TimesNewRoman" style:font-size-complex="11.5pt"/>
    </style:style>
    <style:style style:name="P30" style:family="paragraph" style:parent-style-name="Standard">
      <style:paragraph-properties style:text-autospace="none"/>
      <style:text-properties style:font-name="TimesNewRoman" fo:font-size="11.5pt" style:font-name-asian="TimesNewRoman" style:font-size-asian="11.5pt" style:font-name-complex="TimesNewRoman" style:font-size-complex="11.5pt"/>
    </style:style>
    <style:style style:name="P31" style:family="paragraph" style:parent-style-name="Standard">
      <style:paragraph-properties style:text-autospace="none"/>
      <style:text-properties style:font-name="TimesNewRoman" fo:font-size="11.5pt" style:font-name-asian="TimesNewRoman" style:font-size-asian="11.5pt" style:font-name-complex="TimesNewRoman" style:font-size-complex="11.5pt"/>
    </style:style>
    <style:style style:name="P32" style:family="paragraph" style:parent-style-name="Standard">
      <style:paragraph-properties fo:text-align="start" style:justify-single-word="false" style:text-autospace="none"/>
      <style:text-properties style:font-name="TimesNewRoman" fo:font-size="11.5pt" fo:font-weight="bold" style:font-name-asian="TimesNewRoman" style:font-size-asian="11.5pt" style:font-weight-asian="bold" style:font-name-complex="TimesNewRoman" style:font-size-complex="11.5pt" style:font-weight-complex="bold"/>
    </style:style>
    <style:style style:name="P33" style:family="paragraph" style:parent-style-name="Standard">
      <style:paragraph-properties style:text-autospace="none"/>
      <style:text-properties style:font-name="TimesNewRoman" fo:font-size="11.5pt" fo:font-style="italic" fo:font-weight="bold" style:font-name-asian="TimesNewRoman" style:font-size-asian="11.5pt" style:font-style-asian="italic" style:font-weight-asian="bold" style:font-name-complex="TimesNewRoman" style:font-size-complex="11.5pt" style:font-style-complex="italic" style:font-weight-complex="bold"/>
    </style:style>
    <style:style style:name="P34" style:family="paragraph" style:parent-style-name="Standard">
      <style:paragraph-properties style:text-autospace="none"/>
    </style:style>
    <style:style style:name="P35" style:family="paragraph" style:parent-style-name="Standard">
      <style:paragraph-properties fo:text-align="start" style:justify-single-word="false" style:text-autospace="none"/>
    </style:style>
    <style:style style:name="P36" style:family="paragraph" style:parent-style-name="Standard">
      <style:paragraph-properties fo:text-align="start" style:justify-single-word="false" style:text-autospace="none"/>
      <style:text-properties style:font-name="TimesNewRoman,Bold" fo:font-size="12.5pt" fo:font-weight="bold" style:font-name-asian="TimesNewRoman,Bold" style:font-size-asian="12.5pt" style:font-weight-asian="bold" style:font-name-complex="TimesNewRoman,Bold" style:font-size-complex="12.5pt" style:font-weight-complex="bold"/>
    </style:style>
    <style:style style:name="P37" style:family="paragraph" style:parent-style-name="Standard">
      <style:paragraph-properties style:text-autospace="none"/>
      <style:text-properties style:font-name="TimesNewRoman,Bold" fo:font-size="12.5pt" fo:font-weight="bold" style:font-name-asian="TimesNewRoman,Bold" style:font-size-asian="12.5pt" style:font-weight-asian="bold" style:font-name-complex="TimesNewRoman,Bold" style:font-size-complex="12.5pt" style:font-weight-complex="bold"/>
    </style:style>
    <style:style style:name="P38" style:family="paragraph" style:parent-style-name="Standard">
      <style:paragraph-properties style:text-autospace="none"/>
      <style:text-properties style:font-name="TimesNewRoman,Bold" fo:font-size="12.5pt" fo:font-style="italic" fo:font-weight="bold" style:font-name-asian="TimesNewRoman,Bold" style:font-size-asian="12.5pt" style:font-style-asian="italic" style:font-weight-asian="bold" style:font-name-complex="TimesNewRoman,Bold" style:font-size-complex="12.5pt" style:font-style-complex="italic" style:font-weight-complex="bold"/>
    </style:style>
    <style:style style:name="P39" style:family="paragraph" style:parent-style-name="Standard">
      <style:paragraph-properties style:text-autospace="none"/>
      <style:text-properties style:font-name="TimesNewRoman,Bold" fo:font-size="12.5pt" style:font-name-asian="TimesNewRoman,Bold" style:font-size-asian="12.5pt" style:font-name-complex="TimesNewRoman,Bold" style:font-size-complex="12.5pt"/>
    </style:style>
    <style:style style:name="P40" style:family="paragraph" style:parent-style-name="Standard">
      <style:paragraph-properties style:text-autospace="none"/>
      <style:text-properties style:font-name="TimesNewRoman,Bold" fo:font-size="10.5pt" fo:font-weight="bold" style:font-name-asian="TimesNewRoman,Bold" style:font-size-asian="10.5pt" style:font-weight-asian="bold" style:font-name-complex="TimesNewRoman,Bold" style:font-size-complex="10.5pt" style:font-weight-complex="bold"/>
    </style:style>
    <style:style style:name="P41" style:family="paragraph" style:parent-style-name="Standard">
      <style:paragraph-properties style:text-autospace="none"/>
      <style:text-properties style:font-name="TimesNewRoman,Bold" fo:font-size="11.5pt" fo:font-style="italic" fo:font-weight="bold" style:font-name-asian="TimesNewRoman,Bold" style:font-size-asian="11.5pt" style:font-style-asian="italic" style:font-weight-asian="bold" style:font-name-complex="TimesNewRoman,Bold" style:font-size-complex="11.5pt" style:font-style-complex="italic" style:font-weight-complex="bold"/>
    </style:style>
    <style:style style:name="P42" style:family="paragraph" style:parent-style-name="Standard">
      <style:paragraph-properties style:text-autospace="none"/>
      <style:text-properties style:font-name="TimesNewRoman,Bold" fo:font-size="12pt" fo:font-style="italic" fo:font-weight="bold" style:font-name-asian="TimesNewRoman,Bold" style:font-size-asian="12pt" style:font-style-asian="italic" style:font-weight-asian="bold" style:font-name-complex="TimesNewRoman,Bold" style:font-size-complex="12pt" style:font-style-complex="italic" style:font-weight-complex="bold"/>
    </style:style>
    <style:style style:name="P43" style:family="paragraph" style:parent-style-name="Standard">
      <style:paragraph-properties style:text-autospace="none"/>
      <style:text-properties style:font-name="TimesNewRoman,BoldItalic" fo:font-size="11.5pt" fo:font-style="italic" fo:font-weight="bold" style:font-name-asian="TimesNewRoman,BoldItalic" style:font-size-asian="11.5pt" style:font-style-asian="italic" style:font-weight-asian="bold" style:font-name-complex="TimesNewRoman,BoldItalic" style:font-size-complex="11.5pt" style:font-style-complex="italic" style:font-weight-complex="bold"/>
    </style:style>
    <style:style style:name="P44" style:family="paragraph" style:parent-style-name="Standard">
      <style:paragraph-properties style:text-autospace="none"/>
      <style:text-properties style:font-name="TimesNewRoman,BoldItalic" fo:font-size="11.5pt" fo:font-style="italic" fo:font-weight="bold" style:font-name-asian="TimesNewRoman,BoldItalic" style:font-size-asian="11.5pt" style:font-style-asian="italic" style:font-weight-asian="bold" style:font-name-complex="TimesNewRoman,BoldItalic" style:font-size-complex="11.5pt" style:font-style-complex="italic" style:font-weight-complex="bold"/>
    </style:style>
    <style:style style:name="P45" style:family="paragraph" style:parent-style-name="Standard">
      <style:paragraph-properties style:text-autospace="none"/>
      <style:text-properties style:font-name="TimesNewRoman,BoldItalic" fo:font-size="13.5pt" fo:font-style="italic" fo:font-weight="bold" style:font-name-asian="TimesNewRoman,BoldItalic" style:font-size-asian="13.5pt" style:font-style-asian="italic" style:font-weight-asian="bold" style:font-name-complex="TimesNewRoman,BoldItalic" style:font-size-complex="13.5pt" style:font-style-complex="italic" style:font-weight-complex="bold"/>
    </style:style>
    <style:style style:name="P46" style:family="paragraph" style:parent-style-name="Standard">
      <style:paragraph-properties style:text-autospace="none"/>
      <style:text-properties style:font-name="TimesNewRoman,BoldItalic" fo:font-size="13.5pt" fo:font-style="italic" fo:font-weight="bold" style:font-name-asian="TimesNewRoman,BoldItalic" style:font-size-asian="13.5pt" style:font-style-asian="italic" style:font-weight-asian="bold" style:font-name-complex="TimesNewRoman,BoldItalic" style:font-size-complex="13.5pt" style:font-style-complex="italic" style:font-weight-complex="bold"/>
    </style:style>
    <style:style style:name="P47" style:family="paragraph" style:parent-style-name="Standard">
      <style:paragraph-properties style:text-autospace="none"/>
      <style:text-properties style:font-name="Times New Roman1" fo:font-size="19pt" fo:font-weight="bold" style:font-name-asian="Times New Roman1" style:font-size-asian="19pt" style:font-weight-asian="bold" style:font-name-complex="Times New Roman1" style:font-size-complex="19pt" style:font-weight-complex="bold"/>
    </style:style>
    <style:style style:name="P48" style:family="paragraph" style:parent-style-name="Standard">
      <style:paragraph-properties style:text-autospace="none"/>
      <style:text-properties style:font-name="Times New Roman1" fo:font-size="19pt" fo:font-style="italic" fo:font-weight="bold" style:font-name-asian="Times New Roman1" style:font-size-asian="19pt" style:font-style-asian="italic" style:font-weight-asian="bold" style:font-name-complex="Times New Roman1" style:font-size-complex="19pt" style:font-style-complex="italic" style:font-weight-complex="bold"/>
    </style:style>
    <style:style style:name="P49" style:family="paragraph" style:parent-style-name="Standard">
      <style:paragraph-properties style:text-autospace="none"/>
      <style:text-properties style:font-name="Times New Roman1" fo:font-size="19pt" fo:font-style="italic" fo:font-weight="bold" style:font-name-asian="Times New Roman1" style:font-size-asian="19pt" style:font-style-asian="italic" style:font-weight-asian="bold" style:font-name-complex="Times New Roman1" style:font-size-complex="19pt" style:font-style-complex="italic" style:font-weight-complex="bold"/>
    </style:style>
    <style:style style:name="P50" style:family="paragraph" style:parent-style-name="Standard">
      <style:paragraph-properties style:text-autospace="none"/>
      <style:text-properties style:font-name="Times New Roman1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51" style:family="paragraph" style:parent-style-name="Standard">
      <style:paragraph-properties style:text-autospace="none"/>
      <style:text-properties style:font-name="Times New Roman1" fo:font-size="14pt" fo:font-style="italic" fo:font-weight="bold" style:font-name-asian="Times New Roman1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P52" style:family="paragraph" style:parent-style-name="Standard">
      <style:paragraph-properties style:text-autospace="none"/>
      <style:text-properties style:font-name="TimesNewRomanPS-BoldItalicMT" fo:font-size="14pt" fo:font-style="italic" fo:font-weight="bold" style:font-name-asian="TimesNewRomanPS-BoldItalicMT" style:font-size-asian="14pt" style:font-style-asian="italic" style:font-weight-asian="bold" style:font-name-complex="TimesNewRomanPS-BoldItalicMT" style:font-size-complex="14pt" style:font-style-complex="italic" style:font-weight-complex="bold"/>
    </style:style>
    <style:style style:name="P53" style:family="paragraph" style:parent-style-name="Standard">
      <style:paragraph-properties style:text-autospace="none"/>
      <style:text-properties style:font-name="TimesNewRomanPS-BoldItalicMT" fo:font-size="14pt" fo:font-style="italic" fo:font-weight="bold" style:font-name-asian="TimesNewRomanPS-BoldItalicMT" style:font-size-asian="14pt" style:font-style-asian="italic" style:font-weight-asian="bold" style:font-name-complex="TimesNewRomanPS-BoldItalicMT" style:font-size-complex="14pt" style:font-style-complex="italic" style:font-weight-complex="bold"/>
    </style:style>
    <style:style style:name="P54" style:family="paragraph" style:parent-style-name="Standard">
      <style:paragraph-properties style:text-autospace="none"/>
      <style:text-properties style:font-name="TimesNewRomanPS-BoldItalicMT" fo:font-size="14pt" fo:font-style="italic" fo:font-weight="bold" style:font-name-asian="TimesNewRomanPS-BoldItalicMT" style:font-size-asian="14pt" style:font-style-asian="italic" style:font-weight-asian="bold" style:font-name-complex="TimesNewRomanPS-BoldItalicMT" style:font-size-complex="14pt" style:font-style-complex="italic" style:font-weight-complex="bold"/>
    </style:style>
    <style:style style:name="P55" style:family="paragraph" style:parent-style-name="Standard">
      <style:paragraph-properties style:text-autospace="none"/>
      <style:text-properties style:font-name="TimesNewRomanPS-BoldItalicMT" fo:font-size="14pt" fo:font-style="italic" fo:font-weight="bold" style:font-name-asian="TimesNewRomanPS-BoldItalicMT" style:font-size-asian="14pt" style:font-style-asian="italic" style:font-weight-asian="bold" style:font-name-complex="TimesNewRomanPS-BoldItalicMT" style:font-size-complex="14pt" style:font-style-complex="italic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1" style:font-name-asian="Arial1" style:font-name-complex="Arial1"/>
    </style:style>
    <style:style style:name="T4" style:family="text">
      <style:text-properties style:font-name="Arial,Bold" style:font-name-asian="Arial,Bold" style:font-name-complex="Arial,Bold"/>
    </style:style>
    <style:style style:name="T5" style:family="text">
      <style:text-properties style:font-name="Arial,Italic" style:font-name-asian="Arial,Italic" style:font-name-complex="Arial,Italic"/>
    </style:style>
    <style:style style:name="T6" style:family="text">
      <style:text-properties style:font-name="Arial,BoldItalic" fo:font-style="italic" fo:font-weight="bold" style:font-name-asian="Arial,BoldItalic" style:font-style-asian="italic" style:font-weight-asian="bold" style:font-name-complex="Arial,BoldItalic" style:font-style-complex="italic" style:font-weight-complex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weight-asian="bold"/>
    </style:style>
    <style:style style:name="T10" style:family="text">
      <style:text-properties style:font-weight-complex="bold"/>
    </style:style>
    <style:style style:name="T11" style:family="text">
      <style:text-properties style:font-name="Symbol" style:font-name-asian="Symbol" style:font-name-complex="Symbol"/>
    </style:style>
    <style:style style:name="T12" style:family="text">
      <style:text-properties style:font-name="Symbol" fo:font-size="10.5pt" style:font-name-asian="Symbol" style:font-size-asian="10.5pt" style:font-name-complex="Symbol" style:font-size-complex="10.5pt"/>
    </style:style>
    <style:style style:name="T13" style:family="text">
      <style:text-properties style:font-name="TimesNewRoman" fo:font-size="11.5pt" style:font-name-asian="TimesNewRoman" style:font-size-asian="11.5pt" style:font-name-complex="TimesNewRoman" style:font-size-complex="11.5pt"/>
    </style:style>
    <style:style style:name="T14" style:family="text">
      <style:text-properties style:font-name="TimesNewRoman" fo:font-size="11.5pt" fo:font-weight="bold" style:font-name-asian="TimesNewRoman" style:font-size-asian="11.5pt" style:font-weight-asian="bold" style:font-name-complex="TimesNewRoman" style:font-size-complex="11.5pt" style:font-weight-complex="bold"/>
    </style:style>
    <style:style style:name="T15" style:family="text">
      <style:text-properties fo:font-size="11.5pt" style:font-size-asian="11.5pt" style:font-size-complex="11.5pt"/>
    </style:style>
    <style:style style:name="T16" style:family="text">
      <style:text-properties style:font-name="TimesNewRoman,Italic" fo:font-size="11.5pt" fo:font-style="italic" style:font-name-asian="TimesNewRoman,Italic" style:font-size-asian="11.5pt" style:font-style-asian="italic" style:font-name-complex="TimesNewRoman,Italic" style:font-size-complex="11.5pt" style:font-style-complex="italic"/>
    </style:style>
    <style:style style:name="T17" style:family="text">
      <style:text-properties style:font-name="TimesNewRoman,Italic" fo:font-style="italic" style:font-name-asian="TimesNewRoman,Italic" style:font-style-asian="italic" style:font-name-complex="TimesNewRoman,Italic" style:font-style-complex="italic"/>
    </style:style>
    <style:style style:name="T18" style:family="text">
      <style:text-properties style:font-name="TimesNewRoman,Bold" fo:font-size="12.5pt" fo:font-weight="bold" style:font-name-asian="TimesNewRoman,Bold" style:font-size-asian="12.5pt" style:font-weight-asian="bold" style:font-name-complex="TimesNewRoman,Bold" style:font-size-complex="12.5pt" style:font-weight-complex="bold"/>
    </style:style>
    <style:style style:name="T19" style:family="text">
      <style:text-properties style:font-name="TimesNewRoman,Bold" fo:font-size="12.5pt" fo:font-style="italic" fo:font-weight="bold" style:font-name-asian="TimesNewRoman,Bold" style:font-size-asian="12.5pt" style:font-style-asian="italic" style:font-weight-asian="bold" style:font-name-complex="TimesNewRoman,Bold" style:font-size-complex="12.5pt" style:font-style-complex="italic" style:font-weight-complex="bold"/>
    </style:style>
    <style:style style:name="T20" style:family="text">
      <style:text-properties style:font-name="TimesNewRoman,Bold" fo:font-style="italic" fo:font-weight="bold" style:font-name-asian="TimesNewRoman,Bold" style:font-style-asian="italic" style:font-weight-asian="bold" style:font-name-complex="TimesNewRoman,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 text:start-value="1000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lides</text:p>
      <text:p text:style-name="Standard"/>
      <text:p text:style-name="Standard">1-Introdução</text:p>
      <text:p text:style-name="Standard"/>
      <text:p text:style-name="Standard">As tecnologias de redes têm evoluído muito rápido tanto nos aspectos de capacidade de</text:p>
      <text:p text:style-name="Standard">transmissão como no que diz respeito a confiabilidade, distâncias alcançadas, métodos de</text:p>
      <text:p text:style-name="Standard">compartilhamento do meio e tipos de aplicações suportadas.</text:p>
      <text:p text:style-name="Standard"/>
      <text:p text:style-name="Standard">Desenvolvimento motivado por:</text:p>
      <text:p text:style-name="Standard"/>
      <text:list text:style-name="L2">
        <text:list-item>
          <text:p text:style-name="P24">fibras ópticas</text:p>
        </text:list-item>
        <text:list-item>
          <text:p text:style-name="P24">aprimoramento de técnicas de transmissão</text:p>
        </text:list-item>
        <text:list-item>
          <text:p text:style-name="P24">a integração crescente de recursos multimídia às aplicações</text:p>
        </text:list-item>
        <text:list-item>
          <text:p text:style-name="P24">desenvolvimento da microeletrônica</text:p>
        </text:list-item>
        <text:list-item>
          <text:p text:style-name="P24">Nosso Foco: Daremos ênfase à evolução das fibras</text:p>
        </text:list-item>
      </text:list>
      <text:p text:style-name="Standard"><text:s text:c="5"/>ópticas e as técnicas de transmissão neste meio físico, enfocando as arquiteturas e</text:p>
      <text:list text:style-name="L2">
        <text:list-header>
          <text:p text:style-name="P24">mecanismos de roteamento utilizados nas redes ópticas</text:p>
        </text:list-header>
      </text:list>
      <text:p text:style-name="Standard"/>
      <text:p text:style-name="Standard">2-Visão Geral e Background</text:p>
      <text:p text:style-name="Standard"/>
      <text:p text:style-name="Standard"/>
      <text:p text:style-name="P27"/>
      <text:p text:style-name="P27">A primeira rede <text:s/>de longa distância que conhecemos foi a rede de telefonia, do início da década de 70,</text:p>
      <text:p text:style-name="P27">baseada da técnica de comutação de circuitos.</text:p>
      <text:p text:style-name="P27"><text:s/></text:p>
      <text:p text:style-name="P27">Vantagens:</text:p>
      <text:p text:style-name="P27"/>
      <text:p text:style-name="P27">As principais vantagens deste tipo de rede eram os baixos atraso e variação de atraso, o que a tornava ideal para transmissão de voz.</text:p>
      <text:p text:style-name="P27"/>
      <text:p text:style-name="P27">Redes de comutação de pacote,também conhecidas como redes X.25.</text:p>
      <text:p text:style-name="P27"/>
      <text:p text:style-name="P27">A tecnologia Frame Relay.</text:p>
      <text:p text:style-name="P27"/>
      <text:p text:style-name="P25"><text:span text:style-name="T15">Advento das redes ATM (</text:span><text:span text:style-name="T16">Asynchronous Transfer Mode</text:span><text:span text:style-name="T15">)</text:span></text:p>
      <text:p text:style-name="P27"/>
      <text:p text:style-name="P35"><text:span text:style-name="T13"/></text:p>
      <text:p text:style-name="P29"/>
      <text:p text:style-name="P27">Primeira geração de redes ópticas: a fibra óptica era usada puramente como meio de transmissão em substituição ao cabo de cobre. Todas as funções de amplificação/repetição,</text:p>
      <text:p text:style-name="P27">comutação e roteamento eram realizadas eletronicamente.</text:p>
      <text:p text:style-name="P27"/>
      <text:p text:style-name="P27"><text:s/>A tecnologia predominante de rede física era o SDH/SONET (<text:span text:style-name="T17">Synchronous Digital Hierarchy</text:span>)/<text:span text:style-name="T17">Synchronous OpticalNETwork</text:span>) e a taxa de transmissão máxima obtida atingiu 40 Gbps. </text:p>
      <text:p text:style-name="P27"/>
      <text:p text:style-name="P27">Na <text:s/>segunda geração das redes ópticas, objetivando o aumento da capacidade de transmissão da fibra</text:p>
      <text:p text:style-name="P27">óptica utilizada, passou-se a ter redes totalmente ópticas, baseadas na multiplexação do</text:p>
      <text:p text:style-name="P25"><text:span text:style-name="T15">comprimento de onda do sinal óptico, isto é, nas redes WDM (</text:span><text:span text:style-name="T16">Wavelength Division</text:span></text:p>
      <text:p text:style-name="P34"><text:span text:style-name="T16">Muktiplexing</text:span><text:span text:style-name="T13">). Neste caso, fala-se de taxas de transmissão da ordem de dezenas de Tbps.</text:span></text:p>
      <text:p text:style-name="P34"><text:span text:style-name="T13"/></text:p>
      <text:p text:style-name="P34"><text:span text:style-name="T13"/></text:p>
      <text:p text:style-name="P34"><text:span text:style-name="T13">Redes totalmente ópticas</text:span></text:p>
      <text:p text:style-name="P34"><text:span text:style-name="T13"/></text:p>
      <text:p text:style-name="P29"><text:span text:style-name="T13"/></text:p>
      <text:p text:style-name="P34"><draw:frame draw:style-name="fr1" draw:name="figura1" text:anchor-type="paragraph" svg:x="0.346cm" svg:y="1.588cm" svg:width="12.497cm" svg:height="6.832cm" draw:z-index="0"><draw:image xlink:href="Pictures/200000070000462E0000297341D1596A.svm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6">2-Arquitetura e topologia das redes ópticas</text:p>
      <text:p text:style-name="P36"/>
      <text:p text:style-name="P32">tecnologias de rede que utilizam fibra óptica</text:p>
      <text:p text:style-name="P29">podemos citar FDDI, ATM, Gigabit Ethernet, SONET/SDH entre outras</text:p>
      <text:p text:style-name="P29"><text:span text:style-name="T18"/></text:p>
      <text:p text:style-name="P29"><text:span text:style-name="T2">Mas um ponto </text:span>muito importante nesta evolução é como o sinal de luz é tratado pela tecnologia.</text:p>
      <text:p text:style-name="P29"/>
      <text:p text:style-name="P40">Redes WDM/DWDM/CWDM</text:p>
      <text:p text:style-name="P40"/>
      <text:p text:style-name="P43">Redes de Broadcast e Seleção</text:p>
      <text:p text:style-name="P43"/>
      <text:p text:style-name="P43">Redes com Topologias Arbitrarias</text:p>
      <text:p text:style-name="P43"/>
      <text:p text:style-name="P43">Redes Opticamente Lineares</text:p>
      <text:p text:style-name="P43"/>
      <text:p text:style-name="P43">Redes em Anel</text:p>
      <text:p text:style-name="P43"/>
      <text:p text:style-name="P38">3-Roteamento por Comprimento de onda em WDM/ DWDM /CWDM</text:p>
      <text:p text:style-name="P38"/>
      <text:p text:style-name="P41">Tráfego Estático ou Dinâmico</text:p>
      <text:p text:style-name="P41"/>
      <text:p text:style-name="P41">Controle Centralizado ou Distribuído</text:p>
      <text:p text:style-name="P41"/>
      <text:p text:style-name="P41">Métodos de Roteamento e Seleção do Comprimento de Onda (RAW)</text:p>
      <text:p text:style-name="P41"/>
      <text:p text:style-name="P48">Roteamento Inteligente</text:p>
      <text:p text:style-name="P48"/>
      <text:p text:style-name="P48">Ant Colony Aplicado às Redes Ópticas</text:p>
      <text:p text:style-name="P52"><text:soft-page-break/></text:p>
      <text:p text:style-name="P41"/>
      <text:p text:style-name="P45">4-Pacotes IP sobre Redes Ópticas</text:p>
      <text:p text:style-name="P45"/>
      <text:p text:style-name="P41">A proposta do GMPLS</text:p>
      <text:p text:style-name="P41"/>
      <text:p text:style-name="P43">Roteamento no domínio IP integrado ao domínio óptico</text:p>
      <text:p text:style-name="P43"><text:span text:style-name="T8"/></text:p>
      <text:p text:style-name="P41">5-Projeto Piloto no Exterior: Rede Canarie</text:p>
      <text:p text:style-name="P41"><text:span text:style-name="T8"/></text:p>
      <text:p text:style-name="P41">6-Iniciativas no Brasil</text:p>
      <text:p text:style-name="P41"><text:span text:style-name="T8"/></text:p>
      <text:p text:style-name="P38">7-Conclusão</text:p>
      <text:p text:style-name="P38"/>
      <text:p text:style-name="P33">a evolução das tecnologias de transmissão de dados baseadas em fibra</text:p>
      <text:p text:style-name="P29">óptica está permitindo dar um salto significativo na vazão e eficiência das redes</text:p>
      <text:p text:style-name="P29"><text:span text:style-name="T19"/></text:p>
      <text:p text:style-name="P29"><text:span text:style-name="T7">A comutação de circuito associado à</text:span></text:p>
      <text:p text:style-name="P27">multiplexação de comprimento de onda, permite multiplicar em muitas vezes a capacidade</text:p>
      <text:p text:style-name="P27">de transmissão, garantindo ainda baixa latência e baixa variação de atraso. Os sofisticados</text:p>
      <text:p text:style-name="P27">equipamentos OXC e WADM dão ainda melhor desempenho a rede, permitindo eliminar o</text:p>
      <text:p text:style-name="P29">gargalo da conversão eletro-óptico</text:p>
      <text:p text:style-name="P29"/>
      <text:p text:style-name="P29">Todo este panorama mostra-nos que a tecnologia WDM</text:p>
      <text:p text:style-name="P27">e suas variantes são bastante promissoras, permitindo ampliar em muito a utilização do</text:p>
      <text:p text:style-name="P29">meio físico de fibra óptica já instaladas.</text:p>
      <text:p text:style-name="P29"/>
      <text:p text:style-name="P39"><text:span text:style-name="T14"/></text:p>
      <text:p text:style-name="P39"><text:span text:style-name="T2">8-Considerações Finais</text:span></text:p>
      <text:p text:style-name="P37"/>
      <text:p text:style-name="P29">Topologias possíveis na implantação de redes WDM.</text:p>
      <text:p text:style-name="P29"/>
      <text:p text:style-name="P29">A arquitetura em camada desta tecnologia e os mecanismos de roteamento utilizados </text:p>
      <text:p text:style-name="P29"/>
      <text:p text:style-name="P27"><text:s/>A proposta do GMPLS</text:p>
      <text:p text:style-name="P27"><text:span text:style-name="T19"/></text:p>
      <text:p text:style-name="P27"><text:span text:style-name="T19"/></text:p>
      <text:p text:style-name="P27"><text:span text:style-name="T19">Trabalhos Relacionados Desenvolvidos na UPE</text:span></text:p>
      <text:p text:style-name="P27"><text:span text:style-name="T19"/></text:p>
      <text:p text:style-name="P18"><text:span text:style-name="T8">Análise de Desempenho de Redes</text:span></text:p>
      <text:p text:style-name="P18">Ópticas Transparentes com Roteamento</text:p>
      <text:p text:style-name="P20"><text:span text:style-name="T2">Inteligente</text:span></text:p>
      <text:p text:style-name="P20"><text:span text:style-name="T2"/></text:p>
      <text:p text:style-name="P52"><text:span text:style-name="T2"/></text:p>
      <text:p text:style-name="P52"><text:span text:style-name="T2"/></text:p>
      <text:p text:style-name="P42"/>
      <text:p text:style-name="P45">Bibliografia</text:p>
      <text:p text:style-name="P45"/>
      <text:p text:style-name="P45"/>
      <text:p text:style-name="P43"/>
      <text:p text:style-name="P43"/>
      <text:p text:style-name="P29"><text:span text:style-name="T18"/></text:p>
      <text:p text:style-name="P29"><text:soft-page-break/><text:span text:style-name="T18"/></text:p>
      <text:p text:style-name="P29"><text:span text:style-name="T18"/></text:p>
      <text:p text:style-name="P36"/>
      <text:p text:style-name="P36"/>
      <text:p text:style-name="P36"/>
      <text:p text:style-name="P3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INTRODUÇÃO</text:p>
      <text:p text:style-name="P1"/>
      <text:p text:style-name="Standard"/>
      <text:p text:style-name="P2">SERVIÇOS ÓPTICOS WDM</text:p>
      <text:p text:style-name="P2"/>
      <text:p text:style-name="P21">SERVIÇOS DE CIRCUITOS ÓPTICOS ANALÓGICOS</text:p>
      <text:p text:style-name="P21"/>
      <text:p text:style-name="P21">SERVIÇOS DE CIRCUITOS ÓPTICOS DIGITAIS</text:p>
      <text:p text:style-name="P21"/>
      <text:p text:style-name="P21">SERVIÇOS DE PACOTES/CÉLULAS ÓPTICAS WDM</text:p>
      <text:p text:style-name="P21"/>
      <text:p text:style-name="P21">SERVIÇOS DE PACOTES/CÉLULAS ÓPTICAS ANALÓGICAS</text:p>
      <text:p text:style-name="P21"/>
      <text:p text:style-name="P21">SERVIÇOS DE PACOTES/CÉLULAS ÓPTICAS DIGITAIS</text:p>
      <text:p text:style-name="P21"/>
      <text:p text:style-name="P21"/>
      <text:p text:style-name="Standard"/>
      <text:p text:style-name="Standard"/>
      <text:p text:style-name="P2">TIPOS DE REDES ÓPTICAS</text:p>
      <text:p text:style-name="P2"/>
      <text:p text:style-name="P2"/>
      <text:p text:style-name="P5">Ligações ponto-a-ponto <text:span text:style-name="T3">com WDM</text:span></text:p>
      <text:p text:style-name="P5"><text:span text:style-name="T3"/></text:p>
      <text:p text:style-name="P5">Redes de acesso</text:p>
      <text:p text:style-name="P5"/>
      <text:p text:style-name="P10">As <text:span text:style-name="T4">redes de difusão e seleção</text:span></text:p>
      <text:p text:style-name="P10"><text:span text:style-name="T4"/></text:p>
      <text:p text:style-name="P10"><text:span text:style-name="T4"/></text:p>
      <text:p text:style-name="P2"><text:soft-page-break/>TECNOLOGIAS DE CAMINHOS ÓPTICOS</text:p>
      <text:p text:style-name="P2"><text:span text:style-name="T4"/></text:p>
      <text:p text:style-name="P5">Aumento da capacidade de transmissão</text:p>
      <text:p text:style-name="P5"><text:span text:style-name="T4"/></text:p>
      <text:p text:style-name="P5">Elevada capacidade de processamento</text:p>
      <text:p text:style-name="P5"><text:span text:style-name="T4"/></text:p>
      <text:p text:style-name="P5">Flexibilidade no fornecimento de serviços</text:p>
      <text:p text:style-name="P5"><text:span text:style-name="T4"/></text:p>
      <text:p text:style-name="P5">Redução do custo por bit</text:p>
      <text:p text:style-name="P5"><text:span text:style-name="T4"/></text:p>
      <text:p text:style-name="P5">Plataforma Óptica</text:p>
      <text:p text:style-name="P5"><text:span text:style-name="T4"/></text:p>
      <text:p text:style-name="P5">Restauração de falhas com caminhos ópticos</text:p>
      <text:p text:style-name="P5"><text:span text:style-name="T4"/></text:p>
      <text:p text:style-name="P5"><text:span text:style-name="T4"/></text:p>
      <text:p text:style-name="P2">REDES LOCAIS DE FIBRAS ÓPTICAS</text:p>
      <text:p text:style-name="P2"><text:span text:style-name="T3"/></text:p>
      <text:p text:style-name="P21">FDDI</text:p>
      <text:p text:style-name="P21"><text:span text:style-name="T3"/></text:p>
      <text:p text:style-name="P21">FDDI II</text:p>
      <text:p text:style-name="P21"><text:span text:style-name="T3"/></text:p>
      <text:p text:style-name="P21">FIBERNET II</text:p>
      <text:p text:style-name="P21"><text:span text:style-name="T3"/></text:p>
      <text:p text:style-name="P21">S/NET</text:p>
      <text:p text:style-name="P21"><text:span text:style-name="T3"/></text:p>
      <text:p text:style-name="P21">FASNET</text:p>
      <text:p text:style-name="P21"><text:span text:style-name="T3"/></text:p>
      <text:p text:style-name="P21">EXPRESSNET</text:p>
      <text:p text:style-name="P21"><text:span text:style-name="T3"/></text:p>
      <text:p text:style-name="P21">HIPPI</text:p>
      <text:p text:style-name="P21"><text:span text:style-name="T3"/></text:p>
      <text:p text:style-name="P21">FIBRE CHANNEL</text:p>
      <text:p text:style-name="P21"><text:span text:style-name="T3"/></text:p>
      <text:p text:style-name="P3">EXEMPLOS DE REDES LOCAIS PURAMENTE ÓPTICAS</text:p>
      <text:p text:style-name="P3"><text:span text:style-name="T3"/></text:p>
      <text:p text:style-name="P21">LAMBDANET</text:p>
      <text:p text:style-name="P21"><text:span text:style-name="T3"/></text:p>
      <text:list text:style-name="L1">
        <text:list-item>
          <text:p text:style-name="P16">S. Goodman, <text:span text:style-name="T5">”The LAMBDANET multiwavelength network: Architecture, applications, and demonstrations” </text:span>IEEE Journ. on Selected Areas in Communications, vol. 8, pp. 995 - 1004, 1990</text:p>
        </text:list-item>
      </text:list>
      <text:p text:style-name="P17"><text:span text:style-name="T3"/></text:p>
      <text:p text:style-name="P21">RAINBOW</text:p>
      <text:p text:style-name="P11">• Rainbow I: N. R. Dono, “A wavelength division multiple access network for computer communication” IEEE Journ. on Selected Areas in Communications, vol. 8, pp. 983- 993, Aug. 1990</text:p>
      <text:p text:style-name="P9">• Rainbow II: E. Hall, “The Rainbow- II Gigabit optical network” IEEE Journ. on Selected Areas in Communications, vol. 14, pp. 814- 823, June 1996</text:p>
      <text:p text:style-name="P9"><text:span text:style-name="T6"/></text:p>
      <text:p text:style-name="P21"><text:span text:style-name="T3"/></text:p>
      <text:p text:style-name="P21">FAST OPTICAL CROSS-CONNECT (FOX)</text:p>
      <text:p text:style-name="P11">E. Arthurs, “Multiwavelength optical crossconnect for parallel- processing computers” Electronic Letters, vol. 24, pp. 119- 120, 1986</text:p>
      <text:p text:style-name="P21"><text:span text:style-name="T3"/></text:p>
      <text:p text:style-name="P21"><text:span text:style-name="T3"/></text:p>
      <text:p text:style-name="P21">TERANET</text:p>
      <text:p text:style-name="P11">R.Gidron and A.Temple, <text:span text:style-name="T5">“TeraNet, a multihop multichannel ATM Lightwave network,” </text:span>Conf. Record, IEEE Intern. Commun. Conf., pp. 602-608, 1991</text:p>
      <text:p text:style-name="P21"><text:span text:style-name="T3"/></text:p>
      <text:p text:style-name="P21"><text:span text:style-name="T3"/></text:p>
      <text:p text:style-name="P21">STARNET</text:p>
      <text:p text:style-name="P11"><text:soft-page-break/>T. K. Chiang, <text:span text:style-name="T5">” Implementation of STARNET: A WDM computer communications network”, </text:span>IEEE Journ. on Selected Areas in Communications, vol. 14, pp. 824- 839, 1996</text:p>
      <text:p text:style-name="P21"><text:span text:style-name="T3"/></text:p>
      <text:p text:style-name="P21">HYPASS</text:p>
      <text:p text:style-name="P11">E. Arthurs, <text:span text:style-name="T5">“Hypass: An optoelectronic hybrid packet- switching system” </text:span>IEEE Journ. on Selected Areas in Communications, vo. 6, pp. 1500- 1510, Dec.1988</text:p>
      <text:p text:style-name="P11"><text:span text:style-name="T3"/></text:p>
      <text:p text:style-name="P3">PROTOCOLOS DE ACESSO EM REDES ÓPTICAS</text:p>
      <text:p text:style-name="P3"/>
      <text:p text:style-name="P11">Apresentamos a seguir, resumidamente alguns dos métodos de acesso propostos para redes ópticas</text:p>
      <text:p text:style-name="P11"/>
      <text:p text:style-name="P21">SLOTTED-ALOHA/PA</text:p>
      <text:p text:style-name="P21"/>
      <text:p text:style-name="P21">TDMA-C</text:p>
      <text:p text:style-name="P21"/>
      <text:p text:style-name="P21">AMTRAC</text:p>
      <text:p text:style-name="P21"/>
      <text:p text:style-name="P21">PIPELINE</text:p>
      <text:p text:style-name="P21"/>
      <text:p text:style-name="P3">AS MANS ÓPTICAS E O 10 GIGABIT ETHERNET</text:p>
      <text:p text:style-name="P3"/>
      <text:p text:style-name="P11">Recentemente as MANs têm sido o maior alvo das transformações tecnológicas, sofrendo mudanças radicais na sua estrutura. Exemplo disso tem sido o desenvolvimento do 10 Gigabit Ethernet sobre a tecnologia DWDM na fibra óptica</text:p>
      <text:p text:style-name="P11"/>
      <text:p text:style-name="P21">10 GIGABIT ETHERNET</text:p>
      <text:p text:style-name="P21"/>
      <text:p text:style-name="P21">ÁREAS DE APLICAÇÕES DO 10 GIGABIT ETHERNET</text:p>
      <text:p text:style-name="P21"/>
      <text:p text:style-name="P21">LINHAS COMUNS ENTRE ESSAS APLICAÇÕES</text:p>
      <text:p text:style-name="P21"/>
      <text:p text:style-name="P21">CAMADAS E PROTOCOLOS DO 10 GIGABIT ETHERNET</text:p>
      <text:p text:style-name="P21"/>
      <text:p text:style-name="P21">SUB-CAMADAS DO MEIO ÓPTICO</text:p>
      <text:p text:style-name="P21"/>
      <text:p text:style-name="P21">O 10 GIGABIT ETHERNET NUMA MAN</text:p>
      <text:p text:style-name="P21"/>
      <text:p text:style-name="P21">VANTAGENS DO 10 GIGABIT ETHERNET SOBRE DWDM</text:p>
      <text:p text:style-name="P21"/>
      <text:p text:style-name="P3">WANS ÓPTICAS</text:p>
      <text:p text:style-name="P3"/>
      <text:p text:style-name="P21">POSSÍVEL ARQUITECTURA DE REDE DE BANDA LARGA USANDO ATM/SONET/WDM</text:p>
      <text:p text:style-name="P21"/>
      <text:p text:style-name="P21">POSSÍVEL ARQUITECTURA DE REDE BANDA LARGA USANDO ATM/WDM</text:p>
      <text:p text:style-name="P21"/>
      <text:p text:style-name="P8">DUAS TECNOLOGIAS EM DESENVOLVIMENTO: CDMA E Mp<text:span text:style-name="T11">λ</text:span>S</text:p>
      <text:p text:style-name="P8"/>
      <text:p text:style-name="P21">CDMA</text:p>
      <text:p text:style-name="P21"/>
      <text:p text:style-name="P21">MP<text:span text:style-name="T12">λ</text:span>S</text:p>
      <text:p text:style-name="P3"><text:span text:style-name="T3"/></text:p>
      <text:p text:style-name="P3"><text:span text:style-name="T3"/></text:p>
      <text:p text:style-name="P5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Symbol" svg:font-family="Symbol"/>
    <style:font-face style:name="Tahoma1" svg:font-family="Tahoma"/>
    <style:font-face style:name="Times New Roman1" svg:font-family="'Times New Roman'" style:font-family-generic="roman"/>
    <style:font-face style:name="TimesNewRoman" svg:font-family="TimesNewRoman" style:font-family-generic="roman"/>
    <style:font-face style:name="TimesNewRoman,Bold" svg:font-family="'TimesNewRoman,Bold'" style:font-family-generic="roman"/>
    <style:font-face style:name="TimesNewRoman,BoldItalic" svg:font-family="'TimesNewRoman,BoldItalic'" style:font-family-generic="roman"/>
    <style:font-face style:name="TimesNewRoman,Italic" svg:font-family="'TimesNewRoman,Italic'" style:font-family-generic="roman"/>
    <style:font-face style:name="TimesNewRomanPS-BoldItalicMT" svg:font-family="TimesNewRomanPS-BoldItalicMT" style:font-family-generic="roman"/>
    <style:font-face style:name="Arial1" svg:font-family="Arial" style:font-family-generic="swiss"/>
    <style:font-face style:name="Arial,Bold" svg:font-family="'Arial,Bold'" style:font-family-generic="swiss"/>
    <style:font-face style:name="Arial,BoldItalic" svg:font-family="'Arial,BoldItalic'" style:font-family-generic="swiss"/>
    <style:font-face style:name="Arial,Italic" svg:font-family="'Arial,Italic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BrOffice.org/2.4$Win32 OpenOffice.org_project/680m17$Build-9310</meta:generator>
    <meta:initial-creator>Elli Messias</meta:initial-creator>
    <meta:creation-date>2008-11-09T23:33:38</meta:creation-date>
    <dc:creator>Elli Messias</dc:creator>
    <dc:date>2008-11-10T02:29:05</dc:date>
    <meta:editing-cycles>25</meta:editing-cycles>
    <meta:editing-duration>PT2H55M28S</meta:editing-duration>
    <meta:user-defined meta:name="Informações 1"/>
    <meta:user-defined meta:name="Informações 2"/>
    <meta:user-defined meta:name="Informações 3"/>
    <meta:user-defined meta:name="Informações 4"/>
    <meta:document-statistic meta:table-count="0" meta:image-count="1" meta:object-count="0" meta:page-count="6" meta:paragraph-count="132" meta:word-count="965" meta:character-count="6289"/>
  </office:meta>
</office:document-meta>
</file>